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ef41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91986217719376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7.665cm" svg:height="0.962cm" svg:x="4.048cm" svg:y="9.309cm">
          <draw:text-box>
            <text:p text:style-name="P3"><text:span text:style-name="T1">http://localhost/ABC123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001cm" svg:height="1.016cm" svg:x="16.113cm" svg:y="9.382cm">
          <draw:text-box>
            <text:p text:style-name="P3"><text:span text:style-name="T1">http://localhost/ABC123</text:span></text:p>
          </draw:text-box>
        </draw:frame>
        <draw:custom-shape draw:style-name="gr5" draw:text-style-name="P5" draw:layer="layout" svg:width="2.413cm" svg:height="1.909cm" draw:transform="skewX (-0.00191986217719376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0.502cm" svg:height="0.962cm" svg:x="10.271cm" svg:y="16.113cm">
          <draw:text-box>
            <text:p text:style-name="P3"><text:span text:style-name="T2">Generates matching key</text:span></text:p>
          </draw:text-box>
        </draw:frame>
        <draw:line draw:style-name="gr6" draw:text-style-name="P7" draw:layer="layout" svg:x1="15.351cm" svg:y1="9.763cm" svg:x2="12.176cm" svg:y2="9.763cm">
          <text:p/>
        </draw:line>
        <draw:frame draw:style-name="gr2" draw:text-style-name="P6" draw:layer="layout" svg:width="1.666cm" svg:height="1.673cm" svg:x="13.192cm" svg:y="7.223cm">
          <draw:text-box>
            <text:p text:style-name="P3"><text:span text:style-name="T2">A</text:span><text:span text:style-name="T2">P</text:span><text:span text:style-name="T2">I</text:span></text:p>
            <text:p text:style-name="P3"><text:span text:style-name="T2">C</text:span><text:span text:style-name="T2">a</text:span><text:span text:style-name="T2">l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6:12.275583463</dc:date>
    <meta:editing-duration>PT18M58S</meta:editing-duration>
    <meta:editing-cycles>6</meta:editing-cycles>
    <meta:generator>LibreOffice/6.0.7.3$Linux_X86_64 LibreOffice_project/00m0$Build-3</meta:generator>
    <meta:document-statistic meta:object-count="8"/>
  </office:meta>
</office:document-meta>
</file>